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officeooo:rsid="000676ed" officeooo:paragraph-rsid="00124d31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124d31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paragraph-rsid="0012310b" style:font-size-asian="12pt" style:font-size-complex="12pt"/>
    </style:style>
    <style:style style:name="P11" style:family="paragraph" style:parent-style-name="Standard">
      <style:text-properties fo:font-size="12pt" officeooo:paragraph-rsid="00124d3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officeooo:paragraph-rsid="001506a0"/>
    </style:style>
    <style:style style:name="P13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4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use-window-font-color="true" style:font-name="Arial Unicode MS" fo:font-size="12pt" fo:language="es" fo:country="PR" fo:font-weight="normal" officeooo:rsid="000cd908" officeooo:paragraph-rsid="00124d3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style:use-window-font-color="true" style:font-name="Arial Unicode MS" fo:font-size="12pt" fo:language="es" fo:country="PR" fo:font-weight="normal" officeooo:rsid="000cd908" officeooo:paragraph-rsid="000676e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20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1" style:family="paragraph" style:parent-style-name="Normal_20__28_Web_29_">
      <style:paragraph-properties fo:text-align="justify" style:justify-single-word="false"/>
      <style:text-properties fo:font-size="12pt" officeooo:paragraph-rsid="0012310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124d31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officeooo:rsid="001431d5" officeooo:paragraph-rsid="00124d31" style:font-size-asian="12pt" style:font-size-complex="12pt"/>
    </style:style>
    <style:style style:name="P24" style:family="paragraph" style:parent-style-name="Table_20_Contents">
      <style:text-properties fo:font-size="12pt" officeooo:rsid="00160a9f" officeooo:paragraph-rsid="00124d31" style:font-size-asian="12pt" style:font-size-complex="12pt"/>
    </style:style>
    <style:style style:name="P25" style:family="paragraph" style:parent-style-name="Table_20_Contents">
      <style:text-properties fo:font-size="12pt" officeooo:rsid="00124d31" officeooo:paragraph-rsid="00124d31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0082917" officeooo:paragraph-rsid="00124d31" style:font-size-asian="12pt" style:font-weight-asian="normal" style:font-size-complex="12pt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8" style:family="paragraph" style:parent-style-name="Standard" style:list-style-name="WW8Num1">
      <style:text-properties fo:font-size="12pt" officeooo:paragraph-rsid="0012310b" style:font-size-asian="12pt" style:font-size-complex="12pt"/>
    </style:style>
    <style:style style:name="P29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officeooo:paragraph-rsid="0012310b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officeooo:rsid="000676ed" officeooo:paragraph-rsid="00124d31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L1">
      <style:text-properties style:use-window-font-color="true" style:font-name="Arial Unicode MS" fo:font-size="12pt" fo:language="es" fo:country="PR" officeooo:rsid="00124d31" officeooo:paragraph-rsid="00124d31" style:font-name-asian="Arial Unicode MS" style:font-size-asian="12pt" style:font-name-complex="Arial Unicode MS" style:font-size-complex="12pt" style:language-complex="ar" style:country-complex="SA"/>
    </style:style>
    <style:style style:name="P36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24d3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7" style:family="paragraph" style:parent-style-name="Standard" style:list-style-name="L1">
      <style:text-properties style:use-window-font-color="true" style:font-name="Arial Unicode MS" fo:font-size="12pt" fo:language="es" fo:country="ES" officeooo:rsid="00124d31" officeooo:paragraph-rsid="00124d31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24d31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0" style:family="paragraph" style:parent-style-name="Text_20_body" style:list-style-name="L1">
      <style:text-properties style:use-window-font-color="true" style:font-name="Arial Unicode MS" fo:font-size="12pt" fo:language="es" fo:country="PR" officeooo:rsid="0012310b" officeooo:paragraph-rsid="0012310b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 style:list-style-name="L1">
      <style:text-properties style:use-window-font-color="true" style:font-name="Arial Unicode MS" fo:font-size="12pt" fo:language="es" fo:country="PR" officeooo:paragraph-rsid="0012310b" style:font-name-asian="Arial Unicode MS" style:font-size-asian="12pt" style:font-name-complex="Arial Unicode MS" style:font-size-complex="12pt" style:language-complex="ar" style:country-complex="SA"/>
    </style:style>
    <style:style style:name="P42" style:family="paragraph" style:parent-style-name="Text_20_body" style:list-style-name="L1">
      <style:text-properties style:use-window-font-color="true" style:font-name="Arial Unicode MS" fo:font-size="12pt" fo:language="es" fo:country="PR" officeooo:paragraph-rsid="00124d31" style:font-name-asian="Arial Unicode MS" style:font-size-asian="12pt" style:font-name-complex="Arial Unicode MS" style:font-size-complex="12pt" style:language-complex="ar" style:country-complex="SA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officeooo:rsid="0010d574" style:font-name-asian="Arial Unicode MS" style:font-name-complex="Arial Unicode MS"/>
    </style:style>
    <style:style style:name="T5" style:family="text">
      <style:text-properties style:font-name="Arial Unicode MS" officeooo:rsid="0012310b" style:font-name-asian="Arial Unicode MS" style:font-name-complex="Arial Unicode MS"/>
    </style:style>
    <style:style style:name="T6" style:family="text">
      <style:text-properties style:font-name="Arial Unicode MS" officeooo:rsid="00124d31" style:font-name-asian="Arial Unicode MS" style:font-name-complex="Arial Unicode MS"/>
    </style:style>
    <style:style style:name="T7" style:family="text">
      <style:text-properties style:font-name="Arial Unicode MS" officeooo:rsid="001439b1" style:font-name-asian="Arial Unicode MS" style:font-name-complex="Arial Unicode MS"/>
    </style:style>
    <style:style style:name="T8" style:family="text">
      <style:text-properties style:font-name="Arial Unicode MS" fo:language="es" fo:country="ES" style:font-name-asian="Arial Unicode MS" style:font-name-complex="Arial Unicode MS"/>
    </style:style>
    <style:style style:name="T9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 style:font-weight-complex="bold"/>
    </style:style>
    <style:style style:name="T11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2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3" style:family="text">
      <style:text-properties officeooo:rsid="000d6434" style:font-weight-complex="bold"/>
    </style:style>
    <style:style style:name="T14" style:family="text">
      <style:text-properties officeooo:rsid="001431d5" style:font-weight-complex="bold"/>
    </style:style>
    <style:style style:name="T15" style:family="text">
      <style:text-properties officeooo:rsid="00124d31" style:font-weight-complex="bold"/>
    </style:style>
    <style:style style:name="T16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506a0" style:font-name-asian="Arial Unicode MS" style:font-size-asian="12pt" style:font-name-complex="Arial Unicode MS" style:font-size-complex="12pt" style:font-weight-complex="bold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0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1" style:family="text">
      <style:text-properties fo:font-weight="bold"/>
    </style:style>
    <style:style style:name="T22" style:family="text">
      <style:text-properties fo:font-weight="bold" officeooo:rsid="000d6434" style:font-weight-asian="bold" style:font-weight-complex="bold"/>
    </style:style>
    <style:style style:name="T23" style:family="text">
      <style:text-properties fo:font-weight="bold" officeooo:rsid="000d6434"/>
    </style:style>
    <style:style style:name="T24" style:family="text">
      <style:text-properties officeooo:rsid="00091123"/>
    </style:style>
    <style:style style:name="T25" style:family="text">
      <style:text-properties fo:font-weight="normal" officeooo:rsid="001431d5" style:font-weight-asian="normal" style:font-weight-complex="normal"/>
    </style:style>
    <style:style style:name="T26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7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28" style:family="text">
      <style:text-properties officeooo:rsid="0012af11"/>
    </style:style>
    <style:style style:name="T29" style:family="text">
      <style:text-properties officeooo:rsid="00124d31"/>
    </style:style>
    <style:style style:name="T30" style:family="text">
      <style:text-properties fo:language="es" fo:country="ES"/>
    </style:style>
    <style:style style:name="T31" style:family="text">
      <style:text-properties fo:language="es" fo:country="ES" officeooo:rsid="0012af11"/>
    </style:style>
    <style:style style:name="T32" style:family="text">
      <style:text-properties fo:language="es" fo:country="ES" officeooo:rsid="0015626f"/>
    </style:style>
    <style:style style:name="T33" style:family="text">
      <style:text-properties style:use-window-font-color="true" fo:language="es" fo:country="PR" fo:font-weight="normal" officeooo:rsid="001431d5" style:font-weight-asian="normal" style:language-complex="ar" style:country-complex="SA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INUTA</text:p>
      <text:p text:style-name="P2"/>
      <text:p text:style-name="P12"><text:span text:style-name="apple-converted-space"><text:span text:style-name="T17">Minuta No. 00</text:span></text:span><text:span text:style-name="apple-converted-space"><text:span text:style-name="T18">5</text:span></text:span><text:span text:style-name="apple-converted-space"><text:span text:style-name="T16"> de </text:span></text:span><text:span text:style-name="apple-converted-space"><text:span text:style-name="T19">S</text:span></text:span><text:span text:style-name="apple-converted-space"><text:span text:style-name="T27">oftware Development Company</text:span></text:span></text:p>
      <text:p text:style-name="P3"><text:tab/></text:p>
      <text:p text:style-name="P9"><text:span text:style-name="T1"><text:tab/>Fecha<text:tab/>: </text:span><text:span text:style-name="T7">Miércoles</text:span><text:span text:style-name="T2"> </text:span><text:span text:style-name="T4">12</text:span><text:span text:style-name="T2"> de </text:span><text:span text:style-name="T5">agosto</text:span></text:p>
      <text:p text:style-name="P9"><text:span text:style-name="T1"><text:tab/>Hora<text:tab/>: </text:span><text:span text:style-name="T5">3</text:span><text:span text:style-name="T1">:</text:span><text:span text:style-name="T5">00 pm</text:span><text:span text:style-name="T1"> </text:span></text:p>
      <text:p text:style-name="P9"><text:span text:style-name="T1"><text:tab/>Lugar<text:tab/>:</text:span><text:span text:style-name="T3"> </text:span><text:span text:style-name="T5">Casa de Isaac</text:span></text:p>
      <text:p text:style-name="P2"><text:tab/></text:p>
      <text:p text:style-name="P21"><text:span text:style-name="T1">Siendo las </text:span><text:span text:style-name="T5">3</text:span><text:span text:style-name="T3">:</text:span><text:span text:style-name="T5">00 pm</text:span><text:span text:style-name="T1"> horas del día </text:span><text:span text:style-name="T3">1</text:span><text:span text:style-name="T5">2</text:span><text:span text:style-name="T1"> de </text:span><text:span text:style-name="T5">agosto</text:span><text:span text:style-name="T1"> de 20</text:span><text:span text:style-name="T3">1</text:span><text:span text:style-name="T5">5</text:span><text:span text:style-name="T1">, se reúne el grupo: </text:span><text:span text:style-name="apple-converted-space"><text:span text:style-name="T20">S</text:span></text:span><text:span text:style-name="apple-converted-space"><text:span text:style-name="T26">oftware Development Company</text:span></text:span><text:span text:style-name="T1">, en sesión extraordinaria previa citación realizada.</text:span></text:p>
      <text:p text:style-name="P20">ASISTENTES:</text:p>
      <text:p text:style-name="P10"><text:span text:style-name="T8">La persona encargada </text:span><text:span text:style-name="T9">que</text:span><text:span text:style-name="T8"> preceder la reunión, <text:s/></text:span><text:span text:style-name="T11">Isaac Sibaja R</text:span><text:span text:style-name="T8">, pasó lista y determinó que había quórum.</text:span></text:p>
      <text:p text:style-name="P5">Los asistentes a esta reunión son:</text:p>
      <text:p text:style-name="P5"/>
      <text:list xml:id="list4266073258224164033" text:style-name="WW8Num1">
        <text:list-item>
          <text:p text:style-name="P28"><text:span text:style-name="T12">Jehudy Porras G.</text:span><text:span text:style-name="T8"><text:tab/><text:tab/><text:tab/>_________________________</text:span></text:p>
          <text:p text:style-name="P30"/>
        </text:list-item>
        <text:list-item>
          <text:p text:style-name="P30"><text:span text:style-name="T28">Luis Alemán D.</text:span><text:tab/><text:tab/><text:tab/>_________________________</text:p>
          <text:p text:style-name="P30"/>
        </text:list-item>
        <text:list-item>
          <text:p text:style-name="P28"><text:span text:style-name="T11">Isaac Sibaja R</text:span><text:span text:style-name="T10"><text:tab/><text:tab/><text:tab/></text:span><text:span text:style-name="T8">_________________________</text:span></text:p>
        </text:list-item>
      </text:list>
      <text:p text:style-name="P18"/>
      <text:list xml:id="list125056977747436" text:continue-numbering="true" text:style-name="WW8Num1">
        <text:list-header>
          <text:p text:style-name="P31"/>
        </text:list-header>
      </text:list>
      <text:p text:style-name="P5"/>
      <text:list xml:id="list125058464239923" text:continue-numbering="true" text:style-name="WW8Num1">
        <text:list-header>
          <text:p text:style-name="P29"/>
        </text:list-header>
      </text:list>
      <text:p text:style-name="P20">AGENDA:</text:p>
      <text:p text:style-name="P14"/>
      <text:p text:style-name="P6">ASUNTOS:</text:p>
      <text:p text:style-name="P19"/>
      <text:list xml:id="list6487751530576221071" text:style-name="WW8Num5">
        <text:list-item>
          <text:p text:style-name="P32">Asuntos tratados y acuerdos tomados</text:p>
        </text:list-item>
      </text:list>
      <text:p text:style-name="P13"><text:tab/><text:tab/></text:p>
      <text:list xml:id="list3182720787073539227" text:style-name="L1">
        <text:list-item>
          <text:p text:style-name="P39">Qué he hecho </text:p>
          <text:list>
            <text:list-item>
              <text:p text:style-name="P40">Se logro hacer la solución programa del primer CRUD de la tabla categoría cumpliendo con el modelo de capas (dominio, vista, controladora, datos, negocios). </text:p>
            </text:list-item>
          </text:list>
        </text:list-item>
        <text:list-item>
          <text:p text:style-name="P41"><text:span text:style-name="T21">Qué voy a hacer . </text:span><text:s/></text:p>
          <text:list>
            <text:list-item>
              <text:p text:style-name="P40">Isaac Sibaja R se le asigna el Select de la tabla categorias y el CRUD de la tabla ProveedorDireccion</text:p>
            </text:list-item>
            <text:list-item>
              <text:p text:style-name="P35"><text:soft-page-break/><text:span text:style-name="T31">Jehudy Porras G.</text:span><text:span text:style-name="T30">se le asignad el CRUD de la tabla Casa</text:span><text:span text:style-name="T32">C</text:span><text:span text:style-name="T30">o</text:span><text:span text:style-name="T32">m</text:span><text:span text:style-name="T30">ercial </text:span><text:span text:style-name="T32">e</text:span><text:span text:style-name="T30"> Invetario.</text:span></text:p>
            </text:list-item>
            <text:list-item>
              <text:p text:style-name="P37">Luis Alemán D se la asigna el CRUD de la tabla proveedor y producto.</text:p>
            </text:list-item>
          </text:list>
        </text:list-item>
        <text:list-item>
          <text:p text:style-name="P42"><text:span text:style-name="T23">I</text:span><text:span text:style-name="T21">mpedimentos</text:span></text:p>
          <text:list>
            <text:list-header>
              <text:p text:style-name="P42"><text:span text:style-name="T21"><text:s/></text:span><text:span text:style-name="T25">No hubieron impedimentos.</text:span><text:span text:style-name="T21"> </text:span></text:p>
            </text:list-header>
          </text:list>
        </text:list-item>
        <text:list-item>
          <text:p text:style-name="P38"><text:span text:style-name="T22">Tareas realizadas que no fueron planeadas</text:span><text:span text:style-name="T13">. </text:span><text:span text:style-name="T15">N</text:span><text:span text:style-name="T14">o se hicieron tareas adicionales.</text:span></text:p>
        </text:list-item>
      </text:list>
      <text:list xml:id="list125057911658374" text:continue-list="list6487751530576221071" text:style-name="WW8Num5">
        <text:list-item>
          <text:p text:style-name="P32">Asuntos Pendientes</text:p>
        </text:list-item>
      </text:list>
      <text:p text:style-name="P2"/>
      <text:list xml:id="list125058506656284" text:continue-numbering="true" text:style-name="WW8Num5">
        <text:list-item>
          <text:list>
            <text:list-item>
              <text:p text:style-name="P34"><text:span text:style-name="T33">Falta hacer todos los CRUD para el proyecto,</text:span> que aún no se ha resuelto <text:span text:style-name="T24">y siguen postergándole.</text:span></text:p>
            </text:list-item>
          </text:list>
        </text:list-item>
      </text:list>
      <text:p text:style-name="P15"/>
      <text:list xml:id="list125057398027258" text:continue-numbering="true" text:style-name="WW8Num5">
        <text:list-item>
          <text:p text:style-name="P32">Asuntos Nuevos</text:p>
          <text:p text:style-name="P32"/>
        </text:list-item>
      </text:list>
      <text:list xml:id="list5922881354029750596" text:style-name="L2">
        <text:list-item>
          <text:p text:style-name="P36">No quedan asuntos nuevos</text:p>
        </text:list-item>
      </text:list>
      <text:list xml:id="list125058995608488" text:continue-list="list125057398027258" text:style-name="WW8Num5">
        <text:list-header>
          <text:p text:style-name="P32"/>
        </text:list-header>
        <text:list-item>
          <text:p text:style-name="P33">Cumplimiento de tareas asignadas</text:p>
        </text:list-item>
      </text:list>
      <text:p text:style-name="P4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22">Tarea </text:p>
          </table:table-cell>
          <table:table-cell table:style-name="Tabla1.A1" office:value-type="string">
            <text:p text:style-name="P22">Responsable</text:p>
          </table:table-cell>
          <table:table-cell table:style-name="Tabla1.C1" office:value-type="string">
            <text:p text:style-name="P22">Grado de conclusión</text:p>
          </table:table-cell>
        </table:table-row>
        <table:table-row>
          <table:table-cell table:style-name="Tabla1.A2" office:value-type="string">
            <text:p text:style-name="P25">CRUB de categorias</text:p>
          </table:table-cell>
          <table:table-cell table:style-name="Tabla1.B2" office:value-type="string">
            <text:p text:style-name="P23">Luis Alemán D.</text:p>
          </table:table-cell>
          <table:table-cell table:style-name="Tabla1.C2" office:value-type="string">
            <text:p text:style-name="P24">Terminado</text:p>
          </table:table-cell>
        </table:table-row>
        <table:table-row>
          <table:table-cell table:style-name="Tabla1.A3" office:value-type="string">
            <text:p text:style-name="P26"><text:span text:style-name="T29">CRUB de categorias</text:span> </text:p>
          </table:table-cell>
          <table:table-cell table:style-name="Tabla1.B3" office:value-type="string">
            <text:p text:style-name="P23">Isaac Sibaja R.</text:p>
          </table:table-cell>
          <table:table-cell table:style-name="Tabla1.C3" office:value-type="string">
            <text:p text:style-name="P24">Terminado</text:p>
          </table:table-cell>
        </table:table-row>
        <table:table-row>
          <table:table-cell table:style-name="Tabla1.A4" office:value-type="string">
            <text:p text:style-name="P25">CRUB de categorias</text:p>
          </table:table-cell>
          <table:table-cell table:style-name="Tabla1.B4" office:value-type="string">
            <text:p text:style-name="P23">Jehudy Porras G.</text:p>
          </table:table-cell>
          <table:table-cell table:style-name="Tabla1.C4" office:value-type="string">
            <text:p text:style-name="P24">Terminado</text:p>
          </table:table-cell>
        </table:table-row>
      </table:table>
      <text:p text:style-name="P16"/>
      <text:p text:style-name="P8"/>
      <text:p text:style-name="P17"/>
      <text:p text:style-name="P7"/>
      <text:p text:style-name="P6">PROXIMA REUNION:</text:p>
      <text:p text:style-name="P2"/>
      <text:p text:style-name="P2"/>
      <text:p text:style-name="P9"><text:span text:style-name="T1">Fecha: </text:span><text:span text:style-name="T6">15</text:span><text:span text:style-name="T2"> de </text:span><text:span text:style-name="T6">08</text:span></text:p>
      <text:p text:style-name="P9"><text:span text:style-name="T1">Hora: </text:span><text:span text:style-name="T7">8</text:span><text:span text:style-name="T1">:00 </text:span><text:span text:style-name="T6">PM</text:span></text:p>
      <text:p text:style-name="P9"><text:span text:style-name="T1">Lugar: </text:span><text:span text:style-name="T6">Casa de Isaac</text:span></text:p>
      <text:p text:style-name="P2"/>
      <text:p text:style-name="P6"/>
      <text:p text:style-name="P6">CLAUSURA:</text:p>
      <text:p text:style-name="P2"/>
      <text:p text:style-name="P11"><text:span text:style-name="T11">Isaac Sibaja R</text:span><text:span text:style-name="T1">, como persona encargada de preceder la reunión, clausura la reunión a las </text:span><text:span text:style-name="T6">9:00 pm</text:span><text:span text:style-name="T1"> hora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08-18T12:50:56.612914051</dc:date>
    <meta:editing-cycles>20</meta:editing-cycles>
    <meta:editing-duration>PT1H19M1S</meta:editing-duration>
    <meta:generator>LibreOffice/4.2.8.2$Linux_X86_64 LibreOffice_project/420m0$Build-2</meta:generator>
    <dc:creator>Luis Carlos Alemán Delgado</dc:creator>
    <meta:document-statistic meta:table-count="1" meta:image-count="0" meta:object-count="0" meta:page-count="2" meta:paragraph-count="54" meta:word-count="293" meta:character-count="1703" meta:non-whitespace-character-count="1456"/>
  </office:meta>
</office:document-meta>
</file>